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5cm" style:rel-column-width="32767*"/>
    </style:style>
    <style:style style:name="Tableau3.1" style:family="table-row">
      <style:table-row-properties style:min-row-height="3.784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2" style:family="table-row">
      <style:table-row-properties style:min-row-height="0.998cm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3" style:family="table-cell">
      <style:table-cell-properties style:vertical-align="bottom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2">{store_name}</text:p>
            <text:p text:style-name="P2">{store_street_adress}</text:p>
            <text:p text:style-name="P2">{store_city}</text:p>
            <text:p text:style-name="P2">{store_postcode}</text:p>
            <text:p text:style-name="P2">{store_phone}</text:p>
            <text:p text:style-name="P2">{store_email}</text:p>
            <text:p text:style-name="P2">{store_tax_number}</text:p>
          </table:table-cell>
          <table:table-cell table:style-name="Tableau3.B1" office:value-type="string">
            <text:p text:style-name="P2">{store_logo}</text:p>
          </table:table-cell>
        </table:table-row>
        <table:table-row table:style-name="Tableau3.2">
          <table:table-cell table:style-name="Tableau3.A2" office:value-type="string">
            <text:p text:style-name="P2"/>
          </table:table-cell>
          <table:table-cell table:style-name="Tableau3.B2" office:value-type="string">
            <text:p text:style-name="P2">{billing_date}</text:p>
          </table:table-cell>
        </table:table-row>
        <table:table-row>
          <table:table-cell table:style-name="Tableau3.A3" office:value-type="string">
            <text:p text:style-name="P2">{invoice_ref}</text:p>
          </table:table-cell>
          <table:table-cell table:style-name="Tableau3.B2" office:value-type="string">
            <text:p text:style-name="P2">{store_name}</text:p>
            <text:p text:style-name="P2">{store_street_adress}</text:p>
            <text:p text:style-name="P2">{store_city}</text:p>
            <text:p text:style-name="P2">{store_postcode}</text:p>
            <text:p text:style-name="P2">{store_phone}</text:p>
            <text:p text:style-name="P2">{store_email}</text:p>
            <text:p text:style-name="P2">{store_tax_number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3-15T15:44:50.60</dc:date>
    <dc:creator>AcerSAV AcerSAV</dc:creator>
    <meta:editing-duration>PT00H20M22S</meta:editing-duration>
    <meta:editing-cycles>4</meta:editing-cycles>
    <meta:generator>OpenOffice.org/3.0$Win32 OpenOffice.org_project/300m9$Build-9358</meta:generator>
    <meta:document-statistic meta:table-count="1" meta:image-count="0" meta:object-count="0" meta:page-count="1" meta:paragraph-count="17" meta:word-count="17" meta:character-count="249"/>
    <meta:user-defined meta:name="Info 1"/>
    <meta:user-defined meta:name="Info 2"/>
    <meta:user-defined meta:name="Info 3"/>
    <meta:user-defined meta:name="Info 4"/>
  </office:meta>
</office:document-meta>
</file>